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0"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essica M. Carter<text:line-break/></text:span>Austin, TX | (512) 555-4821 | jcarter.educator@email.com | LinkedIn: linkedin.com/in/j</text:p>
      <text:p text:style-name="Standard"><draw:rect text:anchor-type="as-char" style:rel-width="100%" draw:z-index="0" draw:style-name="gr1" draw:text-style-name="P20" svg:width="0.0012in" svg:height="0.0213in"><text:p/></draw:rect></text:p>
      <text:p text:style-name="P1"><text:span text:style-name="T1">Professional Summary<text:line-break/></text:span> Dynamic and student-focused educator with 10 years of experience teaching middle school and high school students in Texas. Dedicated to fostering a positive learning environment, promoting academic excellence, and integrating innovative teaching strategies to meet diverse learning needs. Skilled in curriculum development, classroom management, and building strong relationships with students, parents, and faculty.</text:p>
      <text:p text:style-name="Standard"><draw:rect text:anchor-type="as-char" style:rel-width="100%" draw:z-index="1" draw:style-name="gr1" draw:text-style-name="P20" svg:width="0.0012in" svg:height="0.0213in"><text:p/></draw:rect></text:p>
      <text:p text:style-name="P1"><text:span text:style-name="T1">Certifications</text:span></text:p>
      <text:list xml:id="list352268232" text:style-name="WWNum1">
        <text:list-item>
          <text:p text:style-name="P3">Texas Educator Certificate – Secondary English Language Arts (Grades 6–12)<text:line-break/></text:p>
        </text:list-item>
        <text:list-item>
          <text:p text:style-name="P9">ESL Supplemental Certification (Texas Education Agency)<text:line-break/></text:p>
        </text:list-item>
        <text:list-item>
          <text:p text:style-name="P14">Google Certified Educator, Level 2<text:line-break/></text:p>
        </text:list-item>
      </text:list>
      <text:p text:style-name="Standard"><draw:rect text:anchor-type="as-char" style:rel-width="100%" draw:z-index="2" draw:style-name="gr1" draw:text-style-name="P20" svg:width="0.0012in" svg:height="0.0213in"><text:p/></draw:rect></text:p>
      <text:p text:style-name="P1"><text:span text:style-name="T1">Professional Experience</text:span></text:p>
      <text:p text:style-name="P1"><text:span text:style-name="T1">English Language Arts Teacher<text:line-break/></text:span> <text:span text:style-name="T2">McCallum High School – Austin Independent School District, Austin, TX<text:line-break/></text:span> <text:span text:style-name="T2">August 2017 – Present</text:span></text:p>
      <text:list xml:id="list4069037455" text:style-name="WWNum5">
        <text:list-item>
          <text:p text:style-name="P4">Teach 9th–11th grade English, including Pre-AP and Honors courses, to classes averaging 25–28 students.<text:line-break/></text:p>
        </text:list-item>
        <text:list-item>
          <text:p text:style-name="P10">Integrate technology tools such as Google Classroom, Kahoot, and Edpuzzle to enhance engagement.<text:line-break/></text:p>
        </text:list-item>
        <text:list-item>
          <text:p text:style-name="P10">Collaborate with the English department to align curriculum with TEKS standards and district goals.<text:line-break/></text:p>
        </text:list-item>
        <text:list-item>
          <text:p text:style-name="P10">Mentor new teachers through the district’s Teacher Induction Program.<text:line-break/></text:p>
        </text:list-item>
        <text:list-item>
          <text:p text:style-name="P15">Increased STAAR ELA passing rates by 14% over three years.<text:line-break/></text:p>
        </text:list-item>
      </text:list>
      <text:p text:style-name="P1"><text:span text:style-name="T1">Middle School English &amp; Reading Teacher<text:line-break/></text:span> <text:span text:style-name="T2">Bowie Middle School – Midland Independent School District, Midland, TX<text:line-break/></text:span> <text:span text:style-name="T2">August 2014 – June 2017</text:span></text:p>
      <text:list xml:id="list3363572401" text:style-name="WWNum2">
        <text:list-item>
          <text:p text:style-name="P5">Instructed 7th and 8th grade students in English and Reading, focusing on developing critical thinking and writing skills.<text:line-break/></text:p>
        </text:list-item>
        <text:list-item>
          <text:p text:style-name="P11">Designed differentiated lesson plans for students with varying reading levels and ESL backgrounds.<text:line-break/></text:p>
        </text:list-item>
        <text:list-item>
          <text:p text:style-name="P11">Led after-school creative writing club, resulting in multiple student publications in local youth magazines.<text:line-break/></text:p>
        </text:list-item>
        <text:list-item>
          <text:p text:style-name="P16">Coordinated campus literacy initiatives, increasing library checkouts by 30%.<text:line-break/></text:p>
        </text:list-item>
      </text:list>
      <text:p text:style-name="P1"><text:span text:style-name="T1">Middle School Language Arts Teacher<text:line-break/></text:span> <text:span text:style-name="T2">Garcia Middle School – Northside Independent School District, San Antonio, TX<text:line-break/></text:span> <text:span text:style-name="T2">August 2012 – June 2014</text:span></text:p>
      <text:list xml:id="list3626776836" text:style-name="WWNum4">
        <text:list-item>
          <text:p text:style-name="P6">Taught 6th grade Language Arts to diverse classrooms, including students with IEPs and 504 accommodations.<text:line-break/></text:p>
        </text:list-item>
        <text:list-item>
          <text:p text:style-name="P12">Implemented a project-based learning approach to integrate literature, history, and the arts.<text:line-break/></text:p>
        </text:list-item>
        <text:list-item>
          <text:p text:style-name="P17">Developed and maintained strong communication with parents through biweekly newsletters and conferences.<text:line-break/></text:p>
        </text:list-item>
      </text:list>
      <text:p text:style-name="Standard"><text:soft-page-break/><draw:rect text:anchor-type="as-char" style:rel-width="100%" draw:z-index="3" draw:style-name="gr1" draw:text-style-name="P20" svg:width="0.0012in" svg:height="0.0213in"><text:p/></draw:rect></text:p>
      <text:p text:style-name="P1"><text:span text:style-name="T1">Education<text:line-break/></text:span> <text:span text:style-name="T1">Master of Education (M.Ed.), Curriculum and Instruction<text:line-break/></text:span> Texas State University – San Marcos, TX, 2012</text:p>
      <text:p text:style-name="P1"><text:span text:style-name="T1">Bachelor of Arts (B.A.), English<text:line-break/></text:span> University of Texas at Austin – Austin, TX, 2010</text:p>
      <text:p text:style-name="Standard"><draw:rect text:anchor-type="as-char" style:rel-width="100%" draw:z-index="4" draw:style-name="gr1" draw:text-style-name="P20" svg:width="0.0012in" svg:height="0.0213in"><text:p/></draw:rect></text:p>
      <text:p text:style-name="P1"><text:span text:style-name="T1">Key Skills</text:span></text:p>
      <text:list xml:id="list2476321563" text:style-name="WWNum3">
        <text:list-item>
          <text:p text:style-name="P7">TEKS Curriculum Alignment<text:line-break/></text:p>
        </text:list-item>
        <text:list-item>
          <text:p text:style-name="P13">Classroom Technology Integration<text:line-break/></text:p>
        </text:list-item>
        <text:list-item>
          <text:p text:style-name="P13">Differentiated Instruction<text:line-break/></text:p>
        </text:list-item>
        <text:list-item>
          <text:p text:style-name="P13">Literacy Development<text:line-break/></text:p>
        </text:list-item>
        <text:list-item>
          <text:p text:style-name="P13">Student Engagement Strategies<text:line-break/></text:p>
        </text:list-item>
        <text:list-item>
          <text:p text:style-name="P13">Data-Driven Instruction<text:line-break/></text:p>
        </text:list-item>
        <text:list-item>
          <text:p text:style-name="P18">Conflict Resolution &amp; Classroom Management<text:line-break/></text:p>
        </text:list-item>
      </text:list>
      <text:p text:style-name="Standard"><draw:rect text:anchor-type="as-char" style:rel-width="100%" draw:z-index="5" draw:style-name="gr1" draw:text-style-name="P20" svg:width="0.0012in" svg:height="0.0213in"><text:p/></draw:rect></text:p>
      <text:p text:style-name="P1"><text:span text:style-name="T1">Awards &amp; Recognition</text:span></text:p>
      <text:list xml:id="list3096073640" text:style-name="WWNum6">
        <text:list-item>
          <text:p text:style-name="P8">Teacher of the Year, McCallum High School, 2021<text:line-break/></text:p>
        </text:list-item>
        <text:list-item>
          <text:p text:style-name="P19">District Excellence in Education Award, Midland ISD, 20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1" meta:word-count="394" meta:character-count="2846" meta:non-whitespace-character-count="2472"/>
    <meta:generator>LibreOfficeDev/6.0.5.2$Linux_X86_64 LibreOffice_project/</meta:generator>
  </office:meta>
</office:document-meta>
</file>